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ing_20_1">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ingle column document</text:p>
      <text:h text:style-name="Heading_20_1" text:outline-level="1">Chapter 1</text:h>
      <text:p text:style-name="Text_20_body">Lorem ipsum dolor sit amet, consectetur adipiscing elit. Mauris et erat in sapien fermentum lacinia vitae in ipsum. Duis viverra tempor est, sit amet fringilla dolor consectetur at. Mauris molestie fermentum nisi, sed pretium mi volutpat eu. Pellentesque quis odio gravida, egestas ipsum at, posuere purus. Sed ultrices sem elit, ac vulputate sem auctor in. Maecenas varius massa risus, in auctor leo finibus a. Curabitur eget vestibulum nisl. Duis dictum vitae neque non dapibus. Duis accumsan, leo sit amet viverra aliquam, risus lacus ultrices nunc, rhoncus gravida ipsum diam vitae ligula. Mauris aliquet aliquam rhoncus. Pellentesque ultricies, lectus vel vestibulum faucibus, justo ipsum pellentesque quam, et dictum neque nibh at magna. Sed et ante a dui lobortis tincidunt. </text:p>
      <text:p text:style-name="Text_20_body">Fusce eu sem lacus. Donec euismod eleifend dolor, a tristique magna iaculis eu. Proin elit erat, imperdiet vel condimentum eu, placerat non augue. Nam id ante vitae erat consequat bibendum quis vitae sapien. Etiam ac quam ac felis gravida rutrum. Quisque quis egestas risus. Nam interdum nisi sit amet augue tincidunt, dapibus commodo ipsum malesuada.</text:p>
      <text:p text:style-name="Text_20_body">Donec nec erat a mauris hendrerit tristique. Vestibulum ante ipsum primis in faucibus orci luctus et ultrices posuere cubilia curae; Vestibulum ante ipsum primis in faucibus orci luctus et ultrices posuere cubilia curae; Ut dictum massa non enim condimentum, eu posuere mauris mollis. Aliquam tempus est vitae ante fermentum hendrerit. Cras gravida sem ac mi faucibus, id varius turpis eleifend. Sed at mauris magna. Cras congue massa sit amet nisl placerat, sed tempor neque scelerisque.</text:p>
      <text:p text:style-name="Text_20_body">Vestibulum ac lacus tincidunt felis mattis aliquet id a eros. Vivamus elit justo, lobortis et cursus sed, convallis vitae enim. Donec aliquet ac enim eget eleifend. Nam quis tellus laoreet, maximus justo quis, hendrerit velit. Morbi feugiat fermentum dolor, in maximus felis. Donec at justo risus. Proin iaculis neque nec erat dignissim ultricies. Nullam finibus finibus felis blandit accumsan. Sed egestas, purus eu eleifend porttitor, leo ex pretium massa, non luctus erat augue ac ex. Proin pretium placerat magna, a sodales dui malesuada in. Aenean fermentum elementum lacus. Sed euismod pulvinar arcu, quis sodales nibh condimentum eget.</text:p>
      <text:p text:style-name="Text_20_body">Phasellus eget pretium mi. Vestibulum efficitur aliquet sapien ac efficitur. Vivamus ut dolor in arcu suscipit imperdiet. Maecenas laoreet arcu et ligula porttitor lacinia. Proin porta ipsum sed felis condimentum blandit. Mauris fringilla felis sed congue efficitur. Pellentesque consectetur, orci vel consequat convallis, dolor nibh sollicitudin lacus, at pellentesque urna eros id justo. </text:p>
      <text:p text:style-name="Text_20_body"/>
      <text:h text:style-name="P1" text:outline-level="1">Chapter 2</text:h>
      <text:p text:style-name="Text_20_body">Praesent at sollicitudin orci. Aliquam tellus eros, pretium sed dui id, interdum cursus purus. Phasellus nec erat erat. Ut nec magna arcu. Cras in luctus eros, sed dictum sapien. Vestibulum eu urna euismod, iaculis lorem sed, semper diam. Nulla nec dolor leo. Duis facilisis ut quam ac vehicula. Suspendisse pulvinar eros nec ante varius, vel pellentesque est dapibus. Praesent lacinia ante vel ullamcorper dictum. Cras justo nisi, suscipit vel rhoncus ac, porttitor a elit. Ut tincidunt vestibulum nisl, sed dictum purus maximus eget. Nullam eleifend cursus libero quis efficitur. Donec turpis sem, ultrices quis fringilla lobortis, suscipit non lorem. Praesent et mollis tellus, sed lacinia magna. Curabitur rutrum est rhoncus ornare rhoncus. </text:p>
      <text:p text:style-name="Text_20_body">Phasellus porta luctus dignissim. Aliquam erat volutpat. Pellentesque nec velit nec magna congue faucibus. Vivamus congue commodo posuere. Aliquam pulvinar ligula eu risus tempor, at tincidunt quam pellentesque. Nullam vitae enim eget eros porta iaculis. Fusce imperdiet placerat cursus. Pellentesque vel hendrerit lectus, sit amet facilisis nulla. Integer imperdiet libero ac ante vulputate, sed lacinia elit sollicitudin. </text:p>
      <text:p text:style-name="Text_20_body">Nullam sit amet facilisis nunc. Nam pellentesque lectus purus, in ultricies est maximus id. Sed consequat, est sed faucibus dictum, lectus ligula dignissim quam, ac mattis magna ex vel diam. Suspendisse potenti. Sed eleifend tortor ac nisl tristique viverra. In porta nisi ut magna mollis accumsan. Mauris eget nunc nisl. Etiam faucibus est tellus, sit amet facilisis enim faucibus et. Nullam vehicula felis purus, a faucibus nisl vulputate et. Quisque tincidunt, ligula vel maximus mollis, metus nisi facilisis metus, et aliquet neque mi eget nisi. Ut id ullamcorper leo, id luctus nisl. Donec vel ligula vitae nunc mattis egestas. Morbi mattis eleifend porta. Integer pulvinar sem sed suscipit fermentum. Donec faucibus accumsan massa vel ullamcorper. </text:p>
      <text:p text:style-name="Text_20_body">Etiam nec porta turpis. Integer iaculis dictum vestibulum. Sed sed rhoncus arcu. Etiam dui arcu, fermentum et lectus quis, dapibus vulputate quam. Aliquam accumsan porta mollis. Ut sagittis imperdiet elit, a rhoncus elit tristique a. Nulla nisi turpis, venenatis eget sollicitudin quis, rutrum vitae massa. Pellentesque sed nisi eros. Etiam ullamcorper mi et libero efficitur rutrum. Etiam a purus neque. Aliquam non luctus lacus. Aenean felis elit, maximus sed consequat ac, varius non eros. Duis luctus venenatis diam, ac elementum dolor euismod non. Maecenas interdum sapien ut fermentum faucibus. Morbi ac quam quis neque porttitor tincidunt. </text:p>
      <text:p text:style-name="Text_20_body">Quisque pellentesque finibus faucibus. Vestibulum blandit arcu in dolor lacinia egestas. Praesent lacinia dui non dui venenatis dapibus. Praesent id libero ut sapien posuere congue sit amet in nibh. Sed non metus id odio varius dictum a vel libero. Donec sit amet ligula vel libero auctor lacinia. Cras ac maximus felis, sed sollicitudin magna. Maecenas eget mattis urna, id pulvinar orci. Donec consequat dolor ut velit semper elementum. Nunc non facilisis nibh. </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05T15:02:51.212086809</meta:creation-date>
    <dc:date>2021-02-05T15:12:46.176920114</dc:date>
    <meta:editing-duration>PT45S</meta:editing-duration>
    <meta:editing-cycles>1</meta:editing-cycles>
    <meta:document-statistic meta:table-count="0" meta:image-count="0" meta:object-count="0" meta:page-count="2" meta:paragraph-count="13" meta:word-count="857" meta:character-count="5727" meta:non-whitespace-character-count="4876"/>
    <meta:generator>LibreOffice/7.1.0.3$Linux_X86_64 LibreOffice_project/10$Build-3</meta:generator>
  </office:meta>
</office:document-meta>
</file>